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lLabel" style:family="table-column">
      <style:table-column-properties fo:break-before="auto" style:column-width="5.5cm"/>
    </style:style>
    <style:style style:name="ColText" style:family="table-column">
      <style:table-column-properties fo:break-before="auto" style:column-width="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7.999cm"/>
    </style:style>
    <style:style style:name="RowTitle" style:family="table-row">
      <style:table-row-properties style:row-height="0.9cm" fo:break-before="auto" style:use-optimal-row-height="false"/>
    </style:style>
    <style:style style:name="RowAuto" style:family="table-row">
      <style:table-row-properties style:row-height="2.445cm" fo:break-before="auto" style:use-optimal-row-height="true"/>
    </style:style>
    <style:style style:name="ro3" style:family="table-row">
      <style:table-row-properties style:row-height="2.046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1.6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artoucheNote" style:family="table-cell" style:parent-style-name="Default">
      <style:table-cell-properties fo:background-color="#fff2cc" fo:wrap-option="wrap" fo:border="0.06pt solid #f0c040" style:vertical-align="top"/>
      <style:text-properties fo:color="#7f6000"/>
    </style:style>
    <style:style style:name="CartoucheStep" style:family="table-cell" style:parent-style-name="Default">
      <style:table-cell-properties fo:background-color="#d9e2f3" fo:wrap-option="wrap" style:vertical-align="top"/>
      <style:text-properties fo:color="#1f3864" fo:font-weight="bold"/>
    </style:style>
    <style:style style:name="CartoucheText" style:family="table-cell" style:parent-style-name="Default">
      <style:table-cell-properties fo:background-color="#eef2f9" fo:wrap-option="wrap" fo:border="0.06pt solid #4472c4" style:vertical-align="top"/>
      <style:text-properties fo:color="#222222"/>
    </style:style>
    <style:style style:name="CartoucheTitle" style:family="table-cell" style:parent-style-name="Default">
      <style:table-cell-properties fo:background-color="#1f3864" fo:wrap-option="wrap" style:vertical-align="top"/>
      <style:text-properties fo:color="#ffffff" fo:font-weight="bold"/>
    </style:style>
    <style:style style:name="HeaderCell" style:family="table-cell" style:parent-style-name="Default">
      <style:table-cell-properties fo:background-color="#4472c4" style:vertical-align="top"/>
      <style:text-properties fo:color="#ffffff" fo:font-weight="bold"/>
    </style:style>
    <style:style style:name="ce6" style:family="table-cell" style:parent-style-name="Default">
      <style:table-cell-properties fo:background-color="#1f3864" fo:wrap-option="wrap" style:vertical-align="top"/>
      <style:text-properties fo:color="#ffffff" fo:font-weight="bold"/>
    </style:style>
    <style:style style:name="ce7" style:family="table-cell" style:parent-style-name="Default">
      <style:table-cell-properties fo:background-color="#d9e2f3" fo:wrap-option="wrap" style:vertical-align="top"/>
      <style:text-properties fo:color="#1f3864" fo:font-weight="bold"/>
    </style:style>
    <style:style style:name="ce8" style:family="table-cell" style:parent-style-name="Default">
      <style:table-cell-properties fo:background-color="#fff2cc" fo:wrap-option="wrap" fo:border="0.06pt solid #f0c040" style:vertical-align="top"/>
      <style:text-properties fo:color="#7f6000"/>
    </style:style>
    <style:style style:name="ce9" style:family="table-cell" style:parent-style-name="Default">
      <style:table-cell-properties fo:background-color="#eef2f9" fo:wrap-option="wrap" fo:border="0.06pt solid #4472c4" style:vertical-align="top"/>
      <style:text-properties fo:color="#222222"/>
    </style:style>
    <style:style style:name="ce10" style:family="table-cell" style:parent-style-name="Default">
      <style:table-cell-properties fo:background-color="#4472c4" style:vertical-align="top"/>
      <style:text-properties fo:color="#ffffff" fo:font-weight="bold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table table:name="Instructions" table:style-name="ta1">
        <table:table-column table:style-name="ColLabel" table:default-cell-style-name="ce7"/>
        <table:table-column table:style-name="ColText" table:default-cell-style-name="ce9"/>
        <table:table-row table:style-name="RowTitle">
          <table:table-cell table:style-name="ce6" office:value-type="string" calcext:value-type="string">
            <text:p>MIrAI — Guide de tests rapides</text:p>
          </table:table-cell>
          <table:table-cell table:style-name="ce6" office:value-type="string" calcext:value-type="string">
            <text:p/>
          </table:table-cell>
        </table:table-row>
        <table:table-row table:style-name="RowTitle">
          <table:table-cell table:style-name="Default" table:number-columns-repeated="2"/>
        </table:table-row>
        <table:table-row table:style-name="RowTitle">
          <table:table-cell table:style-name="ce6" office:value-type="string" calcext:value-type="string">
            <text:p>FEUILLE « Ventes »</text:p>
          </table:table-cell>
          <table:table-cell table:style-name="ce6" office:value-type="string" calcext:value-type="string">
            <text:p/>
          </table:table-cell>
        </table:table-row>
        <table:table-row table:style-name="RowAuto">
          <table:table-cell office:value-type="string" calcext:value-type="string">
            <text:p>TEST 1 — Générer une formule (1 cellule)</text:p>
          </table:table-cell>
          <table:table-cell office:value-type="string" calcext:value-type="string">
            <text:p>1. Aller sur la feuille Ventes<text:line-break/>2. Cliquer sur G2 (colonne Total, ligne Alice)<text:line-break/>3. Menu MIrAI → Générer une formule<text:line-break/>4. Saisir : somme des colonnes T1 à T4 pour cette ligne<text:line-break/>5. Cliquer ⚡ Générer<text:line-break/>✅ Attendu : G2 affiche =SUM(C2:F2) et la valeur 55 500</text:p>
          </table:table-cell>
        </table:table-row>
        <table:table-row table:style-name="ro3">
          <table:table-cell office:value-type="string" calcext:value-type="string">
            <text:p>TEST 2 — Générer une formule (plage G2:G9)</text:p>
          </table:table-cell>
          <table:table-cell office:value-type="string" calcext:value-type="string">
            <text:p>1. Sélectionner G2:G9<text:line-break/>2. Menu MIrAI → Générer une formule<text:line-break/>3. Saisir : somme des colonnes T1 à T4<text:line-break/>4. Cliquer ⚡ Générer<text:line-break/>✅ Attendu : toutes les lignes G2 à G9 remplies avec =SUM(Cx:Fx)</text:p>
          </table:table-cell>
        </table:table-row>
        <table:table-row table:style-name="ro3">
          <table:table-cell office:value-type="string" calcext:value-type="string">
            <text:p>TEST 3 — Multi-tour (affiner)</text:p>
          </table:table-cell>
          <table:table-cell office:value-type="string" calcext:value-type="string">
            <text:p>1. Cliquer sur H2 (colonne Croissance)<text:line-break/>2. Menu MIrAI → Générer une formule<text:line-break/>3. Tour 1 : croissance entre T1 et T4 en pourcentage<text:line-break/>4. Tour 2 (si erreur) : rends la robuste avec IFERROR<text:line-break/>✅ Attendu : dialogue rouvre avec historique, formule corrigée</text:p>
          </table:table-cell>
        </table:table-row>
        <table:table-row table:style-name="ro4">
          <table:table-cell office:value-type="string" calcext:value-type="string">
            <text:p>TEST 4 — Analyser la plage</text:p>
          </table:table-cell>
          <table:table-cell office:value-type="string" calcext:value-type="string">
            <text:p>1. Sélectionner A1:F9<text:line-break/>2. Menu MIrAI → Analyser la plage<text:line-break/>✅ Attendu : analyse en français 2 lignes sous la sélection, cellules fusionnées</text:p>
          </table:table-cell>
        </table:table-row>
        <table:table-row table:style-name="RowTitle">
          <table:table-cell table:style-name="Default" table:number-columns-repeated="2"/>
        </table:table-row>
        <table:table-row table:style-name="RowTitle">
          <table:table-cell table:style-name="ce6" office:value-type="string" calcext:value-type="string">
            <text:p>FEUILLE « Villes »</text:p>
          </table:table-cell>
          <table:table-cell table:style-name="ce6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EST 5 — TransformToColumn</text:p>
          </table:table-cell>
          <table:table-cell office:value-type="string" calcext:value-type="string">
            <text:p>1. Sélectionner A2:A11 (les 10 villes)<text:line-break/>2. Menu MIrAI → Transformer les cellules<text:line-break/>3. Instruction : pays correspondant à cette ville<text:line-break/>✅ Attendu : colonne B remplie, cellules auto-dimensionnées</text:p>
          </table:table-cell>
        </table:table-row>
        <table:table-row table:style-name="RowTitle">
          <table:table-cell table:style-name="Default" table:number-columns-repeated="2"/>
        </table:table-row>
        <table:table-row table:style-name="RowTitle">
          <table:table-cell table:style-name="ce6" office:value-type="string" calcext:value-type="string">
            <text:p>FEUILLE « Textes »</text:p>
          </table:table-cell>
          <table:table-cell table:style-name="ce6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TEST 6 — Étendre la sélection</text:p>
          </table:table-cell>
          <table:table-cell office:value-type="string" calcext:value-type="string">
            <text:p>1. Sélectionner A2:A5<text:line-break/>2. Menu MIrAI → Étendre la sélection<text:line-break/>✅ Attendu : chaque texte est allongé en streaming</text:p>
          </table:table-cell>
        </table:table-row>
        <table:table-row table:style-name="ro5">
          <table:table-cell office:value-type="string" calcext:value-type="string">
            <text:p>TEST 7 — Modifier la sélection</text:p>
          </table:table-cell>
          <table:table-cell office:value-type="string" calcext:value-type="string">
            <text:p>1. Sélectionner A2:A5<text:line-break/>2. Menu MIrAI → Modifier la sélection<text:line-break/>3. Instruction : traduis en anglais<text:line-break/>✅ Attendu : textes remplacés par leur traduction</text:p>
          </table:table-cell>
        </table:table-row>
        <table:table-row table:style-name="RowTitle">
          <table:table-cell table:style-name="Default" table:number-columns-repeated="2"/>
        </table:table-row>
        <table:table-row table:style-name="ro4"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Les logs temps-réel sont dans ~/log.txt<text:line-break/>Les formules utilisent les noms anglais (SUM, IF, VLOOKUP…) et le séparateur « ; »</text:p>
          </table:table-cell>
        </table:table-row>
      </table:table>
      <table:table table:name="Ventes" table:style-name="ta1">
        <table:table-column table:style-name="co4" table:number-columns-repeated="8" table:default-cell-style-name="Default"/>
        <table:table-column table:style-name="co5" table:default-cell-style-name="ce11"/>
        <table:table-row table:style-name="RowTitle"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Région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T3</text:p>
          </table:table-cell>
          <table:table-cell table:style-name="ce10" office:value-type="string" calcext:value-type="string">
            <text:p>T4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roissance</text:p>
          </table:table-cell>
          <table:table-cell table:style-name="Default" office:value-type="string" calcext:value-type="string">
            <text:p>Résultat IA</text:p>
          </table:table-cell>
        </table:table-row>
        <table:table-row table:style-name="ro7">
          <table:table-cell office:value-type="string" calcext:value-type="string">
            <text:p>Alice</text:p>
          </table:table-cell>
          <table:table-cell office:value-type="string" calcext:value-type="string">
            <text:p>Nord</text:p>
          </table:table-cell>
          <table:table-cell office:value-type="float" office:value="12000" calcext:value-type="float">
            <text:p>12000</text:p>
          </table:table-cell>
          <table:table-cell office:value-type="float" office:value="13500" calcext:value-type="float">
            <text:p>13500</text:p>
          </table:table-cell>
          <table:table-cell office:value-type="float" office:value="14200" calcext:value-type="float">
            <text:p>14200</text:p>
          </table:table-cell>
          <table:table-cell office:value-type="float" office:value="15800" calcext:value-type="float">
            <text:p>158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us le ciel gris du Nord, les champs s’étirent en silence,</text:p>
            <text:p>Les brumes dansent sur les dunes, berçant les vieux châteaux,</text:p>
            <text:p>Le vent fredonne l’histoire des mines, des ports et des usines,</text:p>
            <text:p>Les clochers se dressent, gardiens d’une fierté robuste,</text:p>
            <text:p>Dans chaque souffle, le parfum du beurre et du café,</text:p>
            <text:p>Le Nord, terre de travail, de chaleur malgré la froideur,</text:p>
            <text:p>Où les cœurs battent au rythme des marées du temps.</text:p>
          </table:table-cell>
        </table:table-row>
        <table:table-row table:style-name="ro7">
          <table:table-cell office:value-type="string" calcext:value-type="string">
            <text:p>Bob</text:p>
          </table:table-cell>
          <table:table-cell office:value-type="string" calcext:value-type="string">
            <text:p>Sud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000" calcext:value-type="float">
            <text:p>1100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ud, terre d’or où le soleil se pose,</text:p>
            <text:p>Les oliviers dansent sous la brise légère,</text:p>
            <text:p>Les champs de blé chantent l’été en prose,</text:p>
            <text:p>Et les villages respirent la chaleur sincère.</text:p>
            <text:p/>
            <text:p>Les collines s’étirent en vagues verdoyantes,</text:p>
            <text:p>Les rivières murmurent des histoires anciennes,</text:p>
            <text:p>Le parfum des figues, des citrons éclatants,</text:p>
            <text:p>Invite le cœur à s’attarder, serein.</text:p>
            <text:p/>
            <text:p>Dans le Sud, chaque aube est un tableau vivant,</text:p>
            <text:p>Où l’horizon embrasse la mer en éclat,</text:p>
            <text:p>Et la nuit, sous les étoiles, le temps s’étend,</text:p>
            <text:p>Rappelant la beauté d’un monde à chaque pas.</text:p>
          </table:table-cell>
        </table:table-row>
        <table:table-row table:style-name="ro7">
          <table:table-cell office:value-type="string" calcext:value-type="string">
            <text:p>Carol</text:p>
          </table:table-cell>
          <table:table-cell office:value-type="string" calcext:value-type="string">
            <text:p>Est</text:p>
          </table:table-cell>
          <table:table-cell office:value-type="float" office:value="15000" calcext:value-type="float">
            <text:p>15000</text:p>
          </table:table-cell>
          <table:table-cell office:value-type="float" office:value="14800" calcext:value-type="float">
            <text:p>14800</text:p>
          </table:table-cell>
          <table:table-cell office:value-type="float" office:value="16200" calcext:value-type="float">
            <text:p>16200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à où le soleil se lève,  </text:p>
            <text:p>L'horizon s'ouvre en promesse,  </text:p>
            <text:p>L'Est s'étire, doux et vaste,  </text:p>
            <text:p>Parfums d'épices et vents d'ambre.  </text:p>
            <text:p/>
            <text:p>Des collines aux rivières d'argent,  </text:p>
            <text:p>Les champs dorés chantent l'aurore,  </text:p>
            <text:p>Les villes s'éveillent, mosaïques de pierres,  </text:p>
            <text:p>Et le ciel, éclatant, peint leurs rêves.  </text:p>
            <text:p/>
            <text:p>Dans chaque souffle, l'histoire murmure,  </text:p>
            <text:p>Les chants des ancêtres résonnent,  </text:p>
            <text:p>L'Est, terre d'espoir, d'aventure,  </text:p>
            <text:p>Où chaque pas écrit une nouvelle aube.</text:p>
          </table:table-cell>
        </table:table-row>
        <table:table-row table:style-name="ro7">
          <table:table-cell office:value-type="string" calcext:value-type="string">
            <text:p>David</text:p>
          </table:table-cell>
          <table:table-cell office:value-type="string" calcext:value-type="string">
            <text:p>Ouest</text:p>
          </table:table-cell>
          <table:table-cell office:value-type="float" office:value="8500" calcext:value-type="float">
            <text:p>8500</text:p>
          </table:table-cell>
          <table:table-cell office:value-type="float" office:value="9200" calcext:value-type="float">
            <text:p>9200</text:p>
          </table:table-cell>
          <table:table-cell office:value-type="float" office:value="9800" calcext:value-type="float">
            <text:p>9800</text:p>
          </table:table-cell>
          <table:table-cell office:value-type="float" office:value="11200" calcext:value-type="float">
            <text:p>112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ans le souffle du vent qui caresse les dunes,</text:p>
            <text:p>Où le soleil se couche en feu d’or sur la mer,</text:p>
            <text:p>Le clocher s’élève, fier parmi les dunes,</text:p>
            <text:p>Et les champs s’étendent, verts, doux, sincères.</text:p>
            <text:p/>
            <text:p>Les vagues murmurent des légendes d’antan,</text:p>
            <text:p>Les pins s’inclinent sous la brise marine,</text:p>
            <text:p>Les villages se réveillent au chant du levant,</text:p>
            <text:p>Et l’horizon s’ouvre, vaste, sans épine.</text:p>
            <text:p/>
            <text:p>Terre d’histoire, de saveurs et de marées,</text:p>
            <text:p>Ouest, toi qui portes l’âme du large,</text:p>
            <text:p>Dans chaque regard, un éclat d’été,</text:p>
            <text:p>Un tableau vivant où le cœur s’engage.</text:p>
          </table:table-cell>
        </table:table-row>
        <table:table-row table:style-name="ro7">
          <table:table-cell office:value-type="string" calcext:value-type="string">
            <text:p>Élodie</text:p>
          </table:table-cell>
          <table:table-cell office:value-type="string" calcext:value-type="string">
            <text:p>Nord</text:p>
          </table:table-cell>
          <table:table-cell office:value-type="float" office:value="13200" calcext:value-type="float">
            <text:p>132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500" calcext:value-type="float">
            <text:p>14500</text:p>
          </table:table-cell>
          <table:table-cell office:value-type="float" office:value="15200" calcext:value-type="float">
            <text:p>152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u vent du Nord, les dunes s’étirent,</text:p>
            <text:p>L’herbe des champs chante sous la brume,</text:p>
            <text:p>Les villages aux toits de tuiles rouges,</text:p>
            <text:p>Gardent les légendes des vieux marins.</text:p>
            <text:p>Les côtes, lames d’argent, embrassent la mer,</text:p>
            <text:p>Les forêts épaisses murmurent des secrets,</text:p>
            <text:p>Le soleil pâle caresse les vallées,</text:p>
            <text:p>Et le parfum du houblon emplit l’air.</text:p>
          </table:table-cell>
        </table:table-row>
        <table:table-row table:style-name="ro7">
          <table:table-cell office:value-type="string" calcext:value-type="string">
            <text:p>François</text:p>
          </table:table-cell>
          <table:table-cell office:value-type="string" calcext:value-type="string">
            <text:p>Sud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ud, terre de soleil et d’or,</text:p>
            <text:p>Où la mer caresse les côtes en chant,</text:p>
            <text:p>Les champs d’oliviers s’étendent à l’infini,</text:p>
            <text:p>Le parfum des jasmins emplit l’air chaud,</text:p>
            <text:p>Les villages aux toits rouges racontent l’histoire,</text:p>
            <text:p>Les montagnes veillent, fières et sereines,</text:p>
            <text:p>Dans le Sud, chaque jour est une fête,</text:p>
            <text:p>Et le crépuscule peint le ciel en feu.</text:p>
          </table:table-cell>
        </table:table-row>
        <table:table-row table:style-name="ro7">
          <table:table-cell office:value-type="string" calcext:value-type="string">
            <text:p>Grace</text:p>
          </table:table-cell>
          <table:table-cell office:value-type="string" calcext:value-type="string">
            <text:p>Est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ans le souffle doux du matin, l'Est s'éveille,  </text:p>
            <text:p>Ses collines s'étirent, dorées de lumière,  </text:p>
            <text:p>Les rivières serpentent, chantent leurs merveilles,  </text:p>
            <text:p>Et les forêts murmurent l’histoire ancienne.</text:p>
            <text:p/>
            <text:p>Au cœur des vallées, le blé danse au vent,  </text:p>
            <text:p>Les villages s’accrochent aux pierres du passé,  </text:p>
            <text:p>Les cloches résonnent, appelant les enfants,  </text:p>
            <text:p>À goûter la terre, le pain et la rosée.</text:p>
            <text:p/>
            <text:p>Quand le soleil décline, l'horizon s'enflamme,  </text:p>
            <text:p>Les ciels d'ambre embrassent les toits rouges,  </text:p>
            <text:p>L'Est, paisible, garde son âme, sa flamme,  </text:p>
            <text:p>Un tableau vivant où le temps se dérobe.</text:p>
          </table:table-cell>
        </table:table-row>
        <table:table-row table:style-name="ro7">
          <table:table-cell office:value-type="string" calcext:value-type="string">
            <text:p>Hamid</text:p>
          </table:table-cell>
          <table:table-cell office:value-type="string" calcext:value-type="string">
            <text:p>Ouest</text:p>
          </table:table-cell>
          <table:table-cell office:value-type="float" office:value="16000" calcext:value-type="float">
            <text:p>16000</text:p>
          </table:table-cell>
          <table:table-cell office:value-type="float" office:value="15500" calcext:value-type="float">
            <text:p>15500</text:p>
          </table:table-cell>
          <table:table-cell office:value-type="float" office:value="17200" calcext:value-type="float">
            <text:p>172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Ouest, où le vent caresse les dunes d’or,</text:p>
            <text:p>Sous le soleil qui embrasse les vagues d’écume,</text:p>
            <text:p>Les champs verdoyants s’étendent à l’infini,</text:p>
            <text:p>Et les villages chantent l’histoire des anciens.</text:p>
            <text:p/>
            <text:p>Les falaises rouges racontent les légendes,</text:p>
            <text:p>Les marchés s’animent de mille senteurs,</text:p>
            <text:p>Les rivières murmurent des secrets d’azur,</text:p>
            <text:p>Dans le cœur du pays, l’âme du peuple bat.</text:p>
            <text:p/>
            <text:p>Ouest, terre de lumière et de promesses,</text:p>
            <text:p>Où chaque aube peint le ciel d’espoir,</text:p>
            <text:p>Et où le crépuscule, en feu d’ambre,</text:p>
            <text:p>Berce les rêves des hommes et des enfants.</text:p>
          </table:table-cell>
        </table:table-row>
      </table:table>
      <table:table table:name="Villes" table:style-name="ta1">
        <table:table-column table:style-name="co3" table:number-columns-repeated="2" table:default-cell-style-name="Default"/>
        <table:table-row table:style-name="ro6">
          <table:table-cell table:style-name="ce10" office:value-type="string" calcext:value-type="string">
            <text:p>Ville</text:p>
          </table:table-cell>
          <table:table-cell table:style-name="ce10" office:value-type="string" calcext:value-type="string">
            <text:p>Pays</text:p>
          </table:table-cell>
        </table:table-row>
        <table:table-row table:style-name="ro6">
          <table:table-cell office:value-type="string" calcext:value-type="string">
            <text:p>Paris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Berlin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Rome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Madrid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Amsterdam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Bruxelles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Lisbonne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Vienne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Varsovie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Prague</text:p>
          </table:table-cell>
          <table:table-cell office:value-type="string" calcext:value-type="string">
            <text:p/>
          </table:table-cell>
        </table:table-row>
      </table:table>
      <table:table table:name="Textes" table:style-name="ta1">
        <table:table-column table:style-name="co3" table:default-cell-style-name="Default"/>
        <table:table-row table:style-name="ro6">
          <table:table-cell table:style-name="ce10" office:value-type="string" calcext:value-type="string">
            <text:p>Description</text:p>
          </table:table-cell>
        </table:table-row>
        <table:table-row table:style-name="ro6">
          <table:table-cell office:value-type="string" calcext:value-type="string">
            <text:p>Le chiffre d'affaires a augmenté ce trimestre</text:p>
          </table:table-cell>
        </table:table-row>
        <table:table-row table:style-name="ro6">
          <table:table-cell office:value-type="string" calcext:value-type="string">
            <text:p>Les ventes en région Nord sont en hausse</text:p>
          </table:table-cell>
        </table:table-row>
        <table:table-row table:style-name="ro6">
          <table:table-cell office:value-type="string" calcext:value-type="string">
            <text:p>Plusieurs clients ont renouvelé leur contrat</text:p>
          </table:table-cell>
        </table:table-row>
        <table:table-row table:style-name="ro6">
          <table:table-cell office:value-type="string" calcext:value-type="string">
            <text:p>La marge brute reste stable malgré la hausse des coû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date>2026-03-15T20:01:33.196034264</dc:date>
    <meta:editing-duration>PT2M36S</meta:editing-duration>
    <meta:editing-cycles>1</meta:editing-cycles>
    <meta:document-statistic meta:table-count="4" meta:cell-count="132" meta:object-count="0"/>
  </office:meta>
</office:document-meta>
</file>